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06mm"/>
    </style:style>
    <style:style style:name="ro1" style:family="table-row">
      <style:table-row-properties style:row-height="5.0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coun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he ID of the account</text:p>
          </table:table-cell>
          <table:table-cell table:style-name="ce1" office:value-type="string" calcext:value-type="string">
            <text:p>no</text:p>
          </table:table-cell>
          <table:table-cell table:formula="of:=CONCATENATE( IF( [.C2] = &quot;no&quot;; &quot;final&quot;; &quot;     &quot;); &quot; &quot;; [.A2]; &quot;; /// &quot;; [.B2])" office:value-type="string" office:string-value="final id; /// The ID of the account" calcext:value-type="string">
            <text:p>final id; /// The ID of the account</text:p>
          </table:table-cell>
          <table:table-cell/>
        </table:table-row>
        <table:table-row table:style-name="ro1"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The username of the account</text:p>
          </table:table-cell>
          <table:table-cell table:style-name="ce1" office:value-type="string" calcext:value-type="string">
            <text:p>no</text:p>
          </table:table-cell>
          <table:table-cell table:formula="of:=CONCATENATE( IF( [.C3] = &quot;no&quot;; &quot;final&quot;; &quot;     &quot;); &quot; &quot;; [.A3]; &quot;; /// &quot;; [.B3])" office:value-type="string" office:string-value="final username; /// The username of the account" calcext:value-type="string">
            <text:p>final username; /// The username of the account</text:p>
          </table:table-cell>
          <table:table-cell/>
        </table:table-row>
        <table:table-row table:style-name="ro1">
          <table:table-cell table:style-name="ce1" office:value-type="string" calcext:value-type="string">
            <text:p>acct</text:p>
          </table:table-cell>
          <table:table-cell table:style-name="ce1" office:value-type="string" calcext:value-type="string">
            <text:p>Equals username for local users, includes @domain for remote ones</text:p>
          </table:table-cell>
          <table:table-cell table:style-name="ce1" office:value-type="string" calcext:value-type="string">
            <text:p>no</text:p>
          </table:table-cell>
          <table:table-cell table:formula="of:=CONCATENATE( IF( [.C4] = &quot;no&quot;; &quot;final&quot;; &quot;     &quot;); &quot; &quot;; [.A4]; &quot;; /// &quot;; [.B4])" office:value-type="string" office:string-value="final acct; /// Equals username for local users, includes @domain for remote ones" calcext:value-type="string">
            <text:p>final acct; /// Equals username for local users, includes @domain for remote ones</text:p>
          </table:table-cell>
          <table:table-cell/>
        </table:table-row>
        <table:table-row table:style-name="ro1">
          <table:table-cell table:style-name="ce1" office:value-type="string" calcext:value-type="string">
            <text:p>display_name</text:p>
          </table:table-cell>
          <table:table-cell table:style-name="ce1" office:value-type="string" calcext:value-type="string">
            <text:p>The account's display name</text:p>
          </table:table-cell>
          <table:table-cell table:style-name="ce1" office:value-type="string" calcext:value-type="string">
            <text:p>no</text:p>
          </table:table-cell>
          <table:table-cell table:formula="of:=CONCATENATE( IF( [.C5] = &quot;no&quot;; &quot;final&quot;; &quot;     &quot;); &quot; &quot;; [.A5]; &quot;; /// &quot;; [.B5])" office:value-type="string" office:string-value="final display_name; /// The account's display name" calcext:value-type="string">
            <text:p>final display_name; /// The account's display name</text:p>
          </table:table-cell>
          <table:table-cell/>
        </table:table-row>
        <table:table-row table:style-name="ro1">
          <table:table-cell table:style-name="ce1" office:value-type="string" calcext:value-type="string">
            <text:p>locked</text:p>
          </table:table-cell>
          <table:table-cell table:style-name="ce1" office:value-type="string" calcext:value-type="string">
            <text:p>Boolean for when the account cannot be followed without waiting for approval first</text:p>
          </table:table-cell>
          <table:table-cell table:style-name="ce1" office:value-type="string" calcext:value-type="string">
            <text:p>no</text:p>
          </table:table-cell>
          <table:table-cell table:formula="of:=CONCATENATE( IF( [.C6] = &quot;no&quot;; &quot;final&quot;; &quot;     &quot;); &quot; &quot;; [.A6]; &quot;; /// &quot;; [.B6])" office:value-type="string" office:string-value="final locked; /// Boolean for when the account cannot be followed without waiting for approval first" calcext:value-type="string">
            <text:p>final locked; /// Boolean for when the account cannot be followed without waiting for approval first</text:p>
          </table:table-cell>
          <table:table-cell/>
        </table:table-row>
        <table:table-row table:style-name="ro1">
          <table:table-cell table:style-name="ce1" office:value-type="string" calcext:value-type="string">
            <text:p>created_at</text:p>
          </table:table-cell>
          <table:table-cell table:style-name="ce1" office:value-type="string" calcext:value-type="string">
            <text:p>The time the account was created</text:p>
          </table:table-cell>
          <table:table-cell table:style-name="ce1" office:value-type="string" calcext:value-type="string">
            <text:p>no</text:p>
          </table:table-cell>
          <table:table-cell table:formula="of:=CONCATENATE( IF( [.C7] = &quot;no&quot;; &quot;final&quot;; &quot;     &quot;); &quot; &quot;; [.A7]; &quot;; /// &quot;; [.B7])" office:value-type="string" office:string-value="final created_at; /// The time the account was created" calcext:value-type="string">
            <text:p>final created_at; /// The time the account was created</text:p>
          </table:table-cell>
          <table:table-cell/>
        </table:table-row>
        <table:table-row table:style-name="ro1">
          <table:table-cell table:style-name="ce1" office:value-type="string" calcext:value-type="string">
            <text:p>followers_count</text:p>
          </table:table-cell>
          <table:table-cell table:style-name="ce1" office:value-type="string" calcext:value-type="string">
            <text:p>The number of followers for the account</text:p>
          </table:table-cell>
          <table:table-cell table:style-name="ce1" office:value-type="string" calcext:value-type="string">
            <text:p>no</text:p>
          </table:table-cell>
          <table:table-cell table:formula="of:=CONCATENATE( IF( [.C8] = &quot;no&quot;; &quot;final&quot;; &quot;     &quot;); &quot; &quot;; [.A8]; &quot;; /// &quot;; [.B8])" office:value-type="string" office:string-value="final followers_count; /// The number of followers for the account" calcext:value-type="string">
            <text:p>final followers_count; /// The number of followers for the account</text:p>
          </table:table-cell>
          <table:table-cell/>
        </table:table-row>
        <table:table-row table:style-name="ro1">
          <table:table-cell table:style-name="ce1" office:value-type="string" calcext:value-type="string">
            <text:p>following_count</text:p>
          </table:table-cell>
          <table:table-cell table:style-name="ce1" office:value-type="string" calcext:value-type="string">
            <text:p>The number of accounts the given account is following</text:p>
          </table:table-cell>
          <table:table-cell table:style-name="ce1" office:value-type="string" calcext:value-type="string">
            <text:p>no</text:p>
          </table:table-cell>
          <table:table-cell table:formula="of:=CONCATENATE( IF( [.C9] = &quot;no&quot;; &quot;final&quot;; &quot;     &quot;); &quot; &quot;; [.A9]; &quot;; /// &quot;; [.B9])" office:value-type="string" office:string-value="final following_count; /// The number of accounts the given account is following" calcext:value-type="string">
            <text:p>final following_count; /// The number of accounts the given account is following</text:p>
          </table:table-cell>
          <table:table-cell/>
        </table:table-row>
        <table:table-row table:style-name="ro1">
          <table:table-cell table:style-name="ce1" office:value-type="string" calcext:value-type="string">
            <text:p>statuses_count</text:p>
          </table:table-cell>
          <table:table-cell table:style-name="ce1" office:value-type="string" calcext:value-type="string">
            <text:p>The number of statuses the account has made</text:p>
          </table:table-cell>
          <table:table-cell table:style-name="ce1" office:value-type="string" calcext:value-type="string">
            <text:p>no</text:p>
          </table:table-cell>
          <table:table-cell table:formula="of:=CONCATENATE( IF( [.C10] = &quot;no&quot;; &quot;final&quot;; &quot;     &quot;); &quot; &quot;; [.A10]; &quot;; /// &quot;; [.B10])" office:value-type="string" office:string-value="final statuses_count; /// The number of statuses the account has made" calcext:value-type="string">
            <text:p>final statuses_count; /// The number of statuses the account has made</text:p>
          </table:table-cell>
          <table:table-cell/>
        </table:table-row>
        <table:table-row table:style-name="ro1"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Biography of user</text:p>
          </table:table-cell>
          <table:table-cell table:style-name="ce1" office:value-type="string" calcext:value-type="string">
            <text:p>no</text:p>
          </table:table-cell>
          <table:table-cell table:formula="of:=CONCATENATE( IF( [.C11] = &quot;no&quot;; &quot;final&quot;; &quot;     &quot;); &quot; &quot;; [.A11]; &quot;; /// &quot;; [.B11])" office:value-type="string" office:string-value="final note; /// Biography of user" calcext:value-type="string">
            <text:p>final note; /// Biography of user</text:p>
          </table:table-cell>
          <table:table-cell/>
        </table:table-row>
        <table:table-row table:style-name="ro1"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URL of the user's profile page (can be remote)</text:p>
          </table:table-cell>
          <table:table-cell table:style-name="ce1" office:value-type="string" calcext:value-type="string">
            <text:p>no</text:p>
          </table:table-cell>
          <table:table-cell table:formula="of:=CONCATENATE( IF( [.C12] = &quot;no&quot;; &quot;final&quot;; &quot;     &quot;); &quot; &quot;; [.A12]; &quot;; /// &quot;; [.B12])" office:value-type="string" office:string-value="final url; /// URL of the user's profile page (can be remote)" calcext:value-type="string">
            <text:p>final url; /// URL of the user's profile page (can be remote)</text:p>
          </table:table-cell>
          <table:table-cell/>
        </table:table-row>
        <table:table-row table:style-name="ro1">
          <table:table-cell table:style-name="ce1" office:value-type="string" calcext:value-type="string">
            <text:p>avatar</text:p>
          </table:table-cell>
          <table:table-cell table:style-name="ce1" office:value-type="string" calcext:value-type="string">
            <text:p>URL to the avatar image</text:p>
          </table:table-cell>
          <table:table-cell table:style-name="ce1" office:value-type="string" calcext:value-type="string">
            <text:p>no</text:p>
          </table:table-cell>
          <table:table-cell table:formula="of:=CONCATENATE( IF( [.C13] = &quot;no&quot;; &quot;final&quot;; &quot;     &quot;); &quot; &quot;; [.A13]; &quot;; /// &quot;; [.B13])" office:value-type="string" office:string-value="final avatar; /// URL to the avatar image" calcext:value-type="string">
            <text:p>final avatar; /// URL to the avatar image</text:p>
          </table:table-cell>
          <table:table-cell/>
        </table:table-row>
        <table:table-row table:style-name="ro1">
          <table:table-cell table:style-name="ce1" office:value-type="string" calcext:value-type="string">
            <text:p>avatar_static</text:p>
          </table:table-cell>
          <table:table-cell table:style-name="ce1" office:value-type="string" calcext:value-type="string">
            <text:p>URL to the avatar static image (gif)</text:p>
          </table:table-cell>
          <table:table-cell table:style-name="ce1" office:value-type="string" calcext:value-type="string">
            <text:p>no</text:p>
          </table:table-cell>
          <table:table-cell table:formula="of:=CONCATENATE( IF( [.C14] = &quot;no&quot;; &quot;final&quot;; &quot;     &quot;); &quot; &quot;; [.A14]; &quot;; /// &quot;; [.B14])" office:value-type="string" office:string-value="final avatar_static; /// URL to the avatar static image (gif)" calcext:value-type="string">
            <text:p>final avatar_static; /// URL to the avatar static image (gif)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URL to the header image</text:p>
          </table:table-cell>
          <table:table-cell table:style-name="ce1" office:value-type="string" calcext:value-type="string">
            <text:p>no</text:p>
          </table:table-cell>
          <table:table-cell table:formula="of:=CONCATENATE( IF( [.C15] = &quot;no&quot;; &quot;final&quot;; &quot;     &quot;); &quot; &quot;; [.A15]; &quot;; /// &quot;; [.B15])" office:value-type="string" office:string-value="final header; /// URL to the header image" calcext:value-type="string">
            <text:p>final header; /// URL to the header image</text:p>
          </table:table-cell>
          <table:table-cell/>
        </table:table-row>
        <table:table-row table:style-name="ro1">
          <table:table-cell table:style-name="ce1" office:value-type="string" calcext:value-type="string">
            <text:p>header_static</text:p>
          </table:table-cell>
          <table:table-cell table:style-name="ce1" office:value-type="string" calcext:value-type="string">
            <text:p>URL to the header static image (gif)</text:p>
          </table:table-cell>
          <table:table-cell table:style-name="ce1" office:value-type="string" calcext:value-type="string">
            <text:p>no</text:p>
          </table:table-cell>
          <table:table-cell table:formula="of:=CONCATENATE( IF( [.C16] = &quot;no&quot;; &quot;final&quot;; &quot;     &quot;); &quot; &quot;; [.A16]; &quot;; /// &quot;; [.B16])" office:value-type="string" office:string-value="final header_static; /// URL to the header static image (gif)" calcext:value-type="string">
            <text:p>final header_static; /// URL to the header static image (gif)</text:p>
          </table:table-cell>
          <table:table-cell/>
        </table:table-row>
        <table:table-row table:style-name="ro1">
          <table:table-cell table:style-name="ce1" office:value-type="string" calcext:value-type="string">
            <text:p>moved</text:p>
          </table:table-cell>
          <table:table-cell table:style-name="ce1" office:value-type="string" calcext:value-type="string">
            <text:p>If the owner decided to switch accounts, new account is in this attribute</text:p>
          </table:table-cell>
          <table:table-cell table:style-name="ce1" office:value-type="string" calcext:value-type="string">
            <text:p>yes</text:p>
          </table:table-cell>
          <table:table-cell table:formula="of:=CONCATENATE( IF( [.C17] = &quot;no&quot;; &quot;final&quot;; &quot;     &quot;); &quot; &quot;; [.A17]; &quot;; /// &quot;; [.B17])" office:value-type="string" office:string-value="      moved; /// If the owner decided to switch accounts, new account is in this attribute" calcext:value-type="string">
            <text:p><text:s text:c="6"/>moved; /// If the owner decided to switch accounts, new account is in this attribute</text:p>
          </table:table-cell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23:16:03.237000000</meta:creation-date>
    <dc:date>2018-04-03T23:28:00.887000000</dc:date>
    <meta:editing-duration>PT1M47S</meta:editing-duration>
    <meta:editing-cycles>1</meta:editing-cycles>
    <meta:document-statistic meta:table-count="1" meta:cell-count="65" meta:object-count="0"/>
    <meta:generator>LibreOffice/6.0.2.1$Windows_X86_64 LibreOffice_project/f7f06a8f319e4b62f9bc5095aa112a65d2f3ac89</meta:generator>
  </office:meta>
</office:document-meta>
</file>